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tab-stops>
          <style:tab-stop style:position="1.2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 style:position="10.5in"/>
          <style:tab-stop style:position="11in"/>
          <style:tab-stop style:position="11.5in"/>
          <style:tab-stop style:position="12in"/>
          <style:tab-stop style:position="12.5in"/>
          <style:tab-stop style:position="13in"/>
          <style:tab-stop style:position="13.5in"/>
          <style:tab-stop style:position="14in"/>
          <style:tab-stop style:position="14.5in"/>
          <style:tab-stop style:position="15in"/>
          <style:tab-stop style:position="15.5in"/>
          <style:tab-stop style:position="16in"/>
          <style:tab-stop style:position="16.5in"/>
          <style:tab-stop style:position="17in"/>
          <style:tab-stop style:position="17.5in"/>
          <style:tab-stop style:position="18in"/>
          <style:tab-stop style:position="18.5in"/>
          <style:tab-stop style:position="19in"/>
          <style:tab-stop style:position="19.5in"/>
        </style:tab-stops>
      </style:paragraph-properties>
    </style:style>
    <style:style style:name="P2" style:family="paragraph" style:parent-style-name="Standard">
      <style:text-properties style:font-size-complex="12pt"/>
    </style:style>
    <style:style style:name="P3" style:family="paragraph" style:parent-style-name="Standard">
      <style:paragraph-properties>
        <style:tab-stops>
          <style:tab-stop style:position="1.2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 style:position="10.5in"/>
          <style:tab-stop style:position="11in"/>
          <style:tab-stop style:position="11.5in"/>
          <style:tab-stop style:position="12in"/>
          <style:tab-stop style:position="12.5in"/>
          <style:tab-stop style:position="13in"/>
          <style:tab-stop style:position="13.5in"/>
          <style:tab-stop style:position="14in"/>
          <style:tab-stop style:position="14.5in"/>
          <style:tab-stop style:position="15in"/>
          <style:tab-stop style:position="15.5in"/>
          <style:tab-stop style:position="16in"/>
          <style:tab-stop style:position="16.5in"/>
          <style:tab-stop style:position="17in"/>
          <style:tab-stop style:position="17.5in"/>
          <style:tab-stop style:position="18in"/>
          <style:tab-stop style:position="18.5in"/>
          <style:tab-stop style:position="19in"/>
          <style:tab-stop style:position="19.5in"/>
        </style:tab-stops>
      </style:paragraph-properties>
      <style:text-properties style:font-size-complex="12pt"/>
    </style:style>
    <style:style style:name="P4" style:family="paragraph" style:parent-style-name="Standard">
      <style:paragraph-properties>
        <style:tab-stops>
          <style:tab-stop style:position="0.4in"/>
          <style:tab-stop style:position="0.5in"/>
        </style:tab-stops>
      </style:paragraph-properties>
      <style:text-properties style:font-size-complex="12pt"/>
    </style:style>
    <style:style style:name="P5" style:family="paragraph" style:parent-style-name="Standard">
      <style:paragraph-properties>
        <style:tab-stops>
          <style:tab-stop style:position="0.4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 style:position="10.5in"/>
          <style:tab-stop style:position="11in"/>
          <style:tab-stop style:position="11.5in"/>
          <style:tab-stop style:position="12in"/>
          <style:tab-stop style:position="12.5in"/>
          <style:tab-stop style:position="13in"/>
          <style:tab-stop style:position="13.5in"/>
          <style:tab-stop style:position="14in"/>
          <style:tab-stop style:position="14.5in"/>
          <style:tab-stop style:position="15in"/>
          <style:tab-stop style:position="15.5in"/>
          <style:tab-stop style:position="16in"/>
          <style:tab-stop style:position="16.5in"/>
          <style:tab-stop style:position="17in"/>
          <style:tab-stop style:position="17.5in"/>
          <style:tab-stop style:position="18in"/>
          <style:tab-stop style:position="18.5in"/>
        </style:tab-stops>
      </style:paragraph-properties>
      <style:text-properties style:font-size-complex="12pt"/>
    </style:style>
    <style:style style:name="P6" style:family="paragraph" style:parent-style-name="Standard">
      <style:paragraph-properties>
        <style:tab-stops>
          <style:tab-stop style:position="0.25in"/>
          <style:tab-stop style:position="0.5in"/>
        </style:tab-stops>
      </style:paragraph-properties>
      <style:text-properties style:font-size-complex="12pt"/>
    </style:style>
    <style:style style:name="P7" style:family="paragraph" style:parent-style-name="Standard">
      <style:paragraph-properties>
        <style:tab-stops>
          <style:tab-stop style:position="0.25in"/>
        </style:tab-stops>
      </style:paragraph-properties>
      <style:text-properties style:font-size-complex="12pt"/>
    </style:style>
    <style:style style:name="P8" style:family="paragraph" style:parent-style-name="Standard">
      <style:paragraph-properties>
        <style:tab-stops>
          <style:tab-stop style:position="0.8752in"/>
          <style:tab-stop style:position="1.2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 style:position="10.5in"/>
          <style:tab-stop style:position="11in"/>
          <style:tab-stop style:position="11.5in"/>
          <style:tab-stop style:position="12in"/>
          <style:tab-stop style:position="12.5in"/>
          <style:tab-stop style:position="13in"/>
          <style:tab-stop style:position="13.5in"/>
          <style:tab-stop style:position="14in"/>
          <style:tab-stop style:position="14.5in"/>
          <style:tab-stop style:position="15in"/>
          <style:tab-stop style:position="15.5in"/>
          <style:tab-stop style:position="16in"/>
          <style:tab-stop style:position="16.5in"/>
          <style:tab-stop style:position="17in"/>
          <style:tab-stop style:position="17.5in"/>
          <style:tab-stop style:position="18in"/>
          <style:tab-stop style:position="18.5in"/>
          <style:tab-stop style:position="19in"/>
          <style:tab-stop style:position="19.5in"/>
        </style:tab-stops>
      </style:paragraph-properties>
    </style:style>
    <style:style style:name="P9" style:family="paragraph" style:parent-style-name="Standard">
      <style:paragraph-properties>
        <style:tab-stops>
          <style:tab-stop style:position="0.4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 style:position="10.5in"/>
          <style:tab-stop style:position="11in"/>
          <style:tab-stop style:position="11.5in"/>
          <style:tab-stop style:position="12in"/>
          <style:tab-stop style:position="12.5in"/>
          <style:tab-stop style:position="13in"/>
          <style:tab-stop style:position="13.5in"/>
          <style:tab-stop style:position="14in"/>
          <style:tab-stop style:position="14.5in"/>
          <style:tab-stop style:position="15in"/>
          <style:tab-stop style:position="15.5in"/>
          <style:tab-stop style:position="16in"/>
          <style:tab-stop style:position="16.5in"/>
          <style:tab-stop style:position="17in"/>
          <style:tab-stop style:position="17.5in"/>
          <style:tab-stop style:position="18in"/>
          <style:tab-stop style:position="18.5in"/>
        </style:tab-stops>
      </style:paragraph-properties>
    </style:style>
    <style:style style:name="P10" style:family="paragraph" style:parent-style-name="Standard">
      <style:paragraph-properties fo:line-height="150%"/>
    </style:style>
    <style:style style:name="P11" style:family="paragraph" style:parent-style-name="Standard">
      <style:paragraph-properties style:line-height-at-least="0.3335in" fo:text-align="justify" style:justify-single-word="false">
        <style:tab-stops>
          <style:tab-stop style:position="0.25in"/>
          <style:tab-stop style:position="3.9374in"/>
          <style:tab-stop style:position="4.6252in"/>
        </style:tab-stops>
      </style:paragraph-properties>
    </style:style>
    <style:style style:name="P12" style:family="paragraph" style:parent-style-name="Standard">
      <style:paragraph-properties style:line-height-at-least="0.3335in" fo:text-align="justify" style:justify-single-word="false">
        <style:tab-stops>
          <style:tab-stop style:position="1.5in"/>
          <style:tab-stop style:position="3.9374in"/>
          <style:tab-stop style:position="4.6252in"/>
        </style:tab-stops>
      </style:paragraph-properties>
    </style:style>
    <style:style style:name="P13" style:family="paragraph" style:parent-style-name="Standard">
      <style:paragraph-properties>
        <style:tab-stops>
          <style:tab-stop style:position="0.25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 style:position="10.5in"/>
          <style:tab-stop style:position="11in"/>
          <style:tab-stop style:position="11.5in"/>
          <style:tab-stop style:position="12in"/>
          <style:tab-stop style:position="12.5in"/>
          <style:tab-stop style:position="13in"/>
          <style:tab-stop style:position="13.5in"/>
          <style:tab-stop style:position="14in"/>
          <style:tab-stop style:position="14.5in"/>
          <style:tab-stop style:position="15in"/>
          <style:tab-stop style:position="15.5in"/>
          <style:tab-stop style:position="16in"/>
          <style:tab-stop style:position="16.5in"/>
          <style:tab-stop style:position="17in"/>
          <style:tab-stop style:position="17.5in"/>
          <style:tab-stop style:position="18in"/>
          <style:tab-stop style:position="18.5in"/>
        </style:tab-stops>
      </style:paragraph-properties>
    </style:style>
    <style:style style:name="P14" style:family="paragraph" style:parent-style-name="Standard">
      <style:paragraph-properties>
        <style:tab-stops>
          <style:tab-stop style:position="0.25in"/>
        </style:tab-stops>
      </style:paragraph-properties>
    </style:style>
    <style:style style:name="P15" style:family="paragraph" style:parent-style-name="Standard">
      <style:paragraph-properties fo:margin-left="0in" fo:margin-right="-0.5in" fo:text-indent="0in" style:auto-text-indent="false">
        <style:tab-stops>
          <style:tab-stop style:position="1.5in"/>
          <style:tab-stop style:position="2.6252in"/>
          <style:tab-stop style:position="3.5in"/>
          <style:tab-stop style:position="4.6252in"/>
          <style:tab-stop style:position="4.8126in"/>
        </style:tab-stops>
      </style:paragraph-properties>
    </style:style>
    <style:style style:name="P16" style:family="paragraph" style:parent-style-name="Standard">
      <style:paragraph-properties fo:margin-left="0in" fo:margin-right="-0.5in" fo:line-height="150%" fo:text-indent="0in" style:auto-text-indent="false">
        <style:tab-stops>
          <style:tab-stop style:position="1.5in"/>
          <style:tab-stop style:position="2.6252in"/>
          <style:tab-stop style:position="3.5in"/>
          <style:tab-stop style:position="4.6252in"/>
          <style:tab-stop style:position="4.8126in"/>
        </style:tab-stops>
      </style:paragraph-properties>
    </style:style>
    <style:style style:name="P17" style:family="paragraph" style:parent-style-name="Standard">
      <style:paragraph-properties fo:margin-left="0in" fo:margin-right="-0.5in" fo:text-indent="0in" style:auto-text-indent="false">
        <style:tab-stops>
          <style:tab-stop style:position="1.5626in"/>
          <style:tab-stop style:position="2.75in"/>
          <style:tab-stop style:position="3.5in"/>
          <style:tab-stop style:position="4.6874in"/>
        </style:tab-stops>
      </style:paragraph-properties>
    </style:style>
    <style:style style:name="P18" style:family="paragraph" style:parent-style-name="Standard">
      <style:paragraph-properties fo:margin-left="0in" fo:margin-right="-0.5in" fo:text-indent="0in" style:auto-text-indent="false"/>
      <style:text-properties style:font-size-complex="12pt"/>
    </style:style>
    <style:style style:name="P19" style:family="paragraph" style:parent-style-name="Standard">
      <style:paragraph-properties fo:margin-left="0in" fo:margin-right="-0.25in" fo:text-indent="0in" style:auto-text-indent="false">
        <style:tab-stops>
          <style:tab-stop style:position="0.25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7in"/>
          <style:tab-stop style:position="7.5in"/>
          <style:tab-stop style:position="8in"/>
          <style:tab-stop style:position="8.5in"/>
          <style:tab-stop style:position="9in"/>
          <style:tab-stop style:position="9.5in"/>
          <style:tab-stop style:position="10in"/>
          <style:tab-stop style:position="10.5in"/>
          <style:tab-stop style:position="11in"/>
          <style:tab-stop style:position="11.5in"/>
          <style:tab-stop style:position="12in"/>
          <style:tab-stop style:position="12.5in"/>
          <style:tab-stop style:position="13in"/>
          <style:tab-stop style:position="13.5in"/>
          <style:tab-stop style:position="14in"/>
          <style:tab-stop style:position="14.5in"/>
          <style:tab-stop style:position="15in"/>
          <style:tab-stop style:position="15.5in"/>
          <style:tab-stop style:position="16in"/>
          <style:tab-stop style:position="16.5in"/>
          <style:tab-stop style:position="17in"/>
          <style:tab-stop style:position="17.5in"/>
          <style:tab-stop style:position="18in"/>
          <style:tab-stop style:position="18.5in"/>
        </style:tab-stops>
      </style:paragraph-properties>
    </style:style>
    <style:style style:name="P20" style:family="paragraph" style:parent-style-name="Standard">
      <style:paragraph-properties fo:break-before="page"/>
    </style:style>
    <style:style style:name="P21" style:family="paragraph" style:parent-style-name="Standard">
      <style:paragraph-properties fo:break-before="page">
        <style:tab-stops>
          <style:tab-stop style:position="0.4in"/>
          <style:tab-stop style:position="0.5in"/>
        </style:tab-stops>
      </style:paragraph-properties>
    </style:style>
    <style:style style:name="P22" style:family="paragraph" style:parent-style-name="Standard">
      <style:paragraph-properties fo:text-align="center" style:justify-single-word="false" fo:break-before="page"/>
    </style:style>
    <style:style style:name="P23" style:family="paragraph" style:parent-style-name="Standard">
      <style:paragraph-properties fo:margin-left="0in" fo:margin-right="0.5in" fo:text-indent="0in" style:auto-text-indent="false">
        <style:tab-stops>
          <style:tab-stop style:position="0.4in"/>
          <style:tab-stop style:position="0.5in"/>
        </style:tab-stops>
      </style:paragraph-properties>
    </style:style>
    <style:style style:name="P24" style:family="paragraph" style:parent-style-name="Standard">
      <style:paragraph-properties fo:margin-left="0.25in" fo:margin-right="0in" fo:text-indent="0in" style:auto-text-indent="false"/>
    </style:style>
    <style:style style:name="P25" style:family="paragraph" style:parent-style-name="Standard" style:list-style-name="L1">
      <style:paragraph-properties fo:margin-left="0.25in" fo:margin-right="0in" fo:text-indent="0in" style:auto-text-indent="false">
        <style:tab-stops/>
      </style:paragraph-properties>
    </style:style>
    <style:style style:name="P26" style:family="paragraph" style:parent-style-name="Standard" style:list-style-name="L1">
      <style:paragraph-properties fo:margin-left="0.25in" fo:margin-right="0in" fo:text-indent="0in" style:auto-text-indent="false">
        <style:tab-stops/>
      </style:paragraph-properties>
    </style:style>
    <style:style style:name="P27" style:family="paragraph" style:parent-style-name="Standard" style:list-style-name="L1">
      <style:paragraph-properties fo:margin-left="0.25in" fo:margin-right="0in" fo:text-indent="0in" style:auto-text-indent="false">
        <style:tab-stops/>
      </style:paragraph-properties>
    </style:style>
    <style:style style:name="P28" style:family="paragraph" style:parent-style-name="Standard" style:list-style-name="L1">
      <style:paragraph-properties fo:margin-left="0.25in" fo:margin-right="0in" fo:text-indent="0in" style:auto-text-indent="false">
        <style:tab-stops/>
      </style:paragraph-properties>
    </style:style>
    <style:style style:name="P29" style:family="paragraph" style:parent-style-name="Standard" style:list-style-name="L2">
      <style:paragraph-properties fo:margin-left="0.25in" fo:margin-right="0in" fo:text-indent="0in" style:auto-text-indent="false">
        <style:tab-stops/>
      </style:paragraph-properties>
    </style:style>
    <style:style style:name="P30" style:family="paragraph" style:parent-style-name="Standard" style:list-style-name="L2">
      <style:paragraph-properties fo:margin-left="0.25in" fo:margin-right="0in" fo:text-indent="0in" style:auto-text-indent="false">
        <style:tab-stops/>
      </style:paragraph-properties>
    </style:style>
    <style:style style:name="P31" style:family="paragraph" style:parent-style-name="Standard" style:list-style-name="L2">
      <style:paragraph-properties fo:margin-left="0.25in" fo:margin-right="0in" fo:text-indent="0in" style:auto-text-indent="false">
        <style:tab-stops/>
      </style:paragraph-properties>
    </style:style>
    <style:style style:name="P32" style:family="paragraph" style:parent-style-name="Standard" style:list-style-name="L2">
      <style:paragraph-properties fo:margin-left="0.25in" fo:margin-right="0in" fo:text-indent="0in" style:auto-text-indent="false">
        <style:tab-stops/>
      </style:paragraph-properties>
    </style:style>
    <style:style style:name="P33" style:family="paragraph" style:parent-style-name="Standard">
      <style:paragraph-properties fo:margin-left="0.25in" fo:margin-right="0in" fo:text-indent="0in" style:auto-text-indent="false"/>
      <style:text-properties style:font-size-complex="12pt"/>
    </style:style>
    <style:style style:name="P34" style:family="paragraph" style:parent-style-name="Standard">
      <style:paragraph-properties fo:margin-left="0.25in" fo:margin-right="0in" fo:text-indent="-0.25in" style:auto-text-indent="false"/>
    </style:style>
    <style:style style:name="P35" style:family="paragraph" style:parent-style-name="Standard">
      <style:paragraph-properties fo:margin-left="0.25in" fo:margin-right="0in" fo:text-indent="-0.25in" style:auto-text-indent="false">
        <style:tab-stops>
          <style:tab-stop style:position="0.25in"/>
        </style:tab-stops>
      </style:paragraph-properties>
    </style:style>
    <style:style style:name="P36" style:family="paragraph" style:parent-style-name="Heading_20_3">
      <style:paragraph-properties fo:margin-left="0in" fo:margin-right="0in" fo:text-align="center" style:justify-single-word="false" fo:text-indent="0in" style:auto-text-indent="false"/>
    </style:style>
    <style:style style:name="P37" style:family="paragraph" style:parent-style-name="Body_20_Text_20_Indent_20_2">
      <style:text-properties fo:font-size="12pt" style:font-size-asian="12pt" style:font-size-complex="12pt"/>
    </style:style>
    <style:style style:name="P38" style:family="paragraph" style:parent-style-name="Body_20_Text_20_Indent_20_2">
      <style:paragraph-properties fo:margin-left="0in" fo:margin-right="0in" fo:text-indent="0in" style:auto-text-indent="false"/>
    </style:style>
    <style:style style:name="P39" style:family="paragraph" style:parent-style-name="Body_20_Text_20_Indent_20_2">
      <style:paragraph-properties fo:margin-left="0in" fo:margin-right="0in" fo:line-height="150%" fo:text-indent="0in" style:auto-text-indent="false">
        <style:tab-stops>
          <style:tab-stop style:position="0.4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 style:position="10.5in"/>
          <style:tab-stop style:position="11in"/>
          <style:tab-stop style:position="11.5in"/>
          <style:tab-stop style:position="12in"/>
          <style:tab-stop style:position="12.5in"/>
          <style:tab-stop style:position="13in"/>
          <style:tab-stop style:position="13.5in"/>
          <style:tab-stop style:position="14in"/>
          <style:tab-stop style:position="14.5in"/>
          <style:tab-stop style:position="15in"/>
          <style:tab-stop style:position="15.5in"/>
          <style:tab-stop style:position="16in"/>
          <style:tab-stop style:position="16.5in"/>
          <style:tab-stop style:position="17in"/>
          <style:tab-stop style:position="17.5in"/>
          <style:tab-stop style:position="18in"/>
          <style:tab-stop style:position="18.5in"/>
        </style:tab-stops>
      </style:paragraph-properties>
    </style:style>
    <style:style style:name="T1" style:family="text">
      <style:text-properties fo:font-size="12pt" style:font-size-asian="12pt" style:font-size-complex="12pt"/>
    </style:style>
    <style:style style:name="T2" style:family="text">
      <style:text-properties fo:font-size="12pt" style:text-underline-style="solid" style:text-underline-width="auto" style:text-underline-color="font-color" style:font-size-asian="12pt" style:font-size-complex="12pt"/>
    </style:style>
    <style:style style:name="T3"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4" style:family="text">
      <style:text-properties style:font-size-complex="12pt"/>
    </style:style>
    <style:style style:name="T5" style:family="text">
      <style:text-properties fo:font-weight="bold" style:font-weight-asian="bold" style:font-size-complex="12pt"/>
    </style:style>
    <style:style style:name="T6" style:family="text">
      <style:text-properties fo:font-weight="bold" style:font-weight-asian="bold" style:font-size-complex="12pt" style:font-weight-complex="bold"/>
    </style:style>
    <style:style style:name="T7" style:family="text">
      <style:text-properties style:text-underline-style="solid" style:text-underline-width="auto" style:text-underline-color="font-color" style:font-size-complex="12pt"/>
    </style:style>
    <style:style style:name="T8" style:family="text">
      <style:text-properties style:text-underline-style="solid" style:text-underline-width="auto" style:text-underline-color="font-color" fo:font-weight="bold" style:font-weight-asian="bold" style:font-size-complex="12pt" style:font-weight-complex="bold"/>
    </style:style>
    <style:style style:name="T9" style:family="text">
      <style:text-properties fo:font-style="italic" style:font-style-asian="italic" style:font-size-complex="12pt"/>
    </style:style>
    <style:style style:name="T10" style:family="text">
      <style:text-properties fo:color="#993366" fo:font-weight="bold" style:font-weight-asian="bold" style:font-size-complex="12pt" style:font-weight-complex="bold"/>
    </style:style>
    <style:style style:name="T11" style:family="text">
      <style:text-properties fo:font-size="10pt" style:font-size-asian="10pt"/>
    </style:style>
    <text:list-style style:name="L1">
      <text:list-level-style-number text:level="1" text:style-name="ListLabel_20_1" style:num-suffix="." style:num-format="1">
        <style:list-level-properties text:space-before="0.25in" text:min-label-width="0.25in"/>
      </text:list-level-style-number>
      <text:list-level-style-number text:level="2" text:style-name="ListLabel_20_2" style:num-suffix="." style:num-format="a">
        <style:list-level-properties text:space-before="0.75in" text:min-label-width="0.25in"/>
      </text:list-level-style-number>
      <text:list-level-style-number text:level="3" text:style-name="ListLabel_20_3" style:num-suffix="." style:num-format="i">
        <style:list-level-properties text:space-before="1.3748in" text:min-label-width="0.1252in"/>
      </text:list-level-style-number>
      <text:list-level-style-number text:level="4" text:style-name="ListLabel_20_4" style:num-suffix="." style:num-format="1">
        <style:list-level-properties text:space-before="1.75in" text:min-label-width="0.25in"/>
      </text:list-level-style-number>
      <text:list-level-style-number text:level="5" text:style-name="ListLabel_20_5" style:num-suffix="." style:num-format="a">
        <style:list-level-properties text:space-before="2.25in" text:min-label-width="0.25in"/>
      </text:list-level-style-number>
      <text:list-level-style-number text:level="6" text:style-name="ListLabel_20_6" style:num-suffix="." style:num-format="i">
        <style:list-level-properties text:space-before="2.8748in" text:min-label-width="0.1252in"/>
      </text:list-level-style-number>
      <text:list-level-style-number text:level="7" text:style-name="ListLabel_20_7" style:num-suffix="." style:num-format="1">
        <style:list-level-properties text:space-before="3.25in" text:min-label-width="0.25in"/>
      </text:list-level-style-number>
      <text:list-level-style-number text:level="8" text:style-name="ListLabel_20_8" style:num-suffix="." style:num-format="a">
        <style:list-level-properties text:space-before="3.75in" text:min-label-width="0.25in"/>
      </text:list-level-style-number>
      <text:list-level-style-number text:level="9" text:style-name="ListLabel_20_9" style:num-suffix="." style:num-format="i">
        <style:list-level-properties text:space-before="4.3748in" text:min-label-width="0.1252in"/>
      </text:list-level-style-number>
      <text:list-level-style-number text:level="10" style:num-suffix="." style:num-format="1">
        <style:list-level-properties text:space-before="2.5in" text:min-label-width="0.25in"/>
      </text:list-level-style-number>
    </text:list-style>
    <text:list-style style:name="L2">
      <text:list-level-style-number text:level="1" text:style-name="ListLabel_20_1" style:num-suffix="." style:num-format="1">
        <style:list-level-properties text:space-before="0.25in" text:min-label-width="0.25in"/>
      </text:list-level-style-number>
      <text:list-level-style-number text:level="2" text:style-name="ListLabel_20_2" style:num-suffix="." style:num-format="1">
        <style:list-level-properties text:space-before="0.75in" text:min-label-width="0.25in"/>
      </text:list-level-style-number>
      <text:list-level-style-number text:level="3" text:style-name="ListLabel_20_3" style:num-suffix="." style:num-format="1">
        <style:list-level-properties text:space-before="1.25in" text:min-label-width="0.25in"/>
      </text:list-level-style-number>
      <text:list-level-style-number text:level="4" text:style-name="ListLabel_20_4" style:num-suffix="." style:num-format="1">
        <style:list-level-properties text:space-before="1.75in" text:min-label-width="0.25in"/>
      </text:list-level-style-number>
      <text:list-level-style-number text:level="5" text:style-name="ListLabel_20_5" style:num-suffix="." style:num-format="1">
        <style:list-level-properties text:space-before="2.25in" text:min-label-width="0.25in"/>
      </text:list-level-style-number>
      <text:list-level-style-number text:level="6" text:style-name="ListLabel_20_6" style:num-suffix="." style:num-format="1">
        <style:list-level-properties text:space-before="2.75in" text:min-label-width="0.25in"/>
      </text:list-level-style-number>
      <text:list-level-style-number text:level="7" text:style-name="ListLabel_20_7" style:num-suffix="." style:num-format="1">
        <style:list-level-properties text:space-before="3.25in" text:min-label-width="0.25in"/>
      </text:list-level-style-number>
      <text:list-level-style-number text:level="8" text:style-name="ListLabel_20_8" style:num-suffix="." style:num-format="1">
        <style:list-level-properties text:space-before="3.75in" text:min-label-width="0.25in"/>
      </text:list-level-style-number>
      <text:list-level-style-number text:level="9" text:style-name="ListLabel_20_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6" text:outline-level="3"><text:span text:style-name="T1">FACULTY DEVELOPMENT GRANTS FUND</text:span></text:h>
      <text:p text:style-name="P1"><text:span text:style-name="T5">INDIVIDUAL FACULTY GRANT APPLICATION FOR </text:span></text:p>
      <text:p text:style-name="P1"><text:span text:style-name="T5">ACADEMIC YEAR 2008-2009</text:span></text:p>
      <text:p text:style-name="P3"/>
      <text:p text:style-name="P3"/>
      <text:p text:style-name="P8"><text:span text:style-name="T5">Eligibility:<text:tab/></text:span><text:span text:style-name="T4">To be eligible to apply for an individual faculty development grant, you must be considered a full-time faculty member in Viterbo’s graduate and undergraduate on-campus curriculum, or have an on-going, long-term part-time faculty appointment in the graduate or undergraduate on-campus curriculum. You also must have submitted final reports for grants in the previous two years.</text:span></text:p>
      <text:p text:style-name="P2"/>
      <text:p text:style-name="P38"><text:span text:style-name="T1">Grant Applicant: </text:span><text:span text:style-name="T2"><text:tab/></text:span><text:span text:style-name="T3">James Murray</text:span><text:span text:style-name="T2"><text:tab/><text:tab/><text:tab/><text:tab/><text:tab/><text:tab/><text:tab/><text:tab/></text:span></text:p>
      <text:p text:style-name="P2"/>
      <text:p text:style-name="P15"><text:span text:style-name="T4"><text:s/>Position at Viterbo: <text:tab/>□ Instructor<text:tab/></text:span><text:span text:style-name="T6">X</text:span><text:span text:style-name="T4"> <text:s/>Assistant Professor <text:s text:c="2"/><text:tab/>□ <text:tab/>Associate Professor</text:span></text:p>
      <text:p text:style-name="P15"><text:span text:style-name="T4"><text:tab/> <text:s text:c="45"/></text:span></text:p>
      <text:p text:style-name="P16"><text:span text:style-name="T4"><text:tab/>□ Professor<text:tab/>□ <text:s/>Adjunct Professor<text:tab/>□ <text:tab/>Other (specify)</text:span></text:p>
      <text:p text:style-name="P17"><text:span text:style-name="T4"><text:tab/> <text:s text:c="27"/><text:tab/> <text:s text:c="2"/><text:tab/><text:tab/> </text:span><text:span text:style-name="T7"><text:tab/><text:tab/><text:tab/><text:tab/></text:span></text:p>
      <text:p text:style-name="P18"/>
      <text:p text:style-name="P9"><text:span text:style-name="T4">Highest degree earned &amp; discipline: </text:span><text:span text:style-name="T7"><text:tab/></text:span><text:span text:style-name="T8">Ph.D. Economics, Indiana University</text:span><text:span text:style-name="T7"><text:tab/><text:tab/><text:tab/></text:span></text:p>
      <text:p text:style-name="P4"/>
      <text:p text:style-name="P9"><text:span text:style-name="T4">Department: </text:span><text:span text:style-name="T7"><text:tab/></text:span><text:span text:style-name="T8">Dahl School of Business</text:span><text:span text:style-name="T7"><text:tab/><text:tab/><text:tab/><text:tab/><text:tab/><text:tab/><text:tab/><text:tab/></text:span></text:p>
      <text:p text:style-name="P4"/>
      <text:p text:style-name="P39"><text:span text:style-name="T1">Please describe your teaching responsibilities this year, including course numbers and credits:</text:span></text:p>
      <text:p text:style-name="P10"><text:span text:style-name="T8">Econ 102: Micoreconomics – 2 sections at 3 credits each. <text:s/>Mgmt 230: Managerial Statistics – 4 credits. <text:s/>Mgmt 560: Management and Decision Sciences – 3 credits. <text:s/>Mgmt 500: Becoming a Leader = 0.5 credits. <text:s/>Total credits = 13.5.<text:tab/><text:tab/><text:tab/><text:tab/></text:span><text:span text:style-name="T7"><text:tab/><text:tab/><text:tab/></text:span></text:p>
      <text:p text:style-name="Standard"><text:span text:style-name="T4"><text:tab/></text:span></text:p>
      <text:p text:style-name="P11"><text:span text:style-name="T4"><text:s/>Recipient of a faculty development grant last year? <text:s text:c="3"/><text:tab/></text:span><text:span text:style-name="T6">X</text:span><text:span text:style-name="T4"> no <text:s text:c="3"/><text:tab/>□ yes</text:span></text:p>
      <text:p text:style-name="P12"><text:span text:style-name="T4">If yes, amount </text:span><text:span text:style-name="T7"><text:tab/> <text:s text:c="2"/></text:span><text:span text:style-name="T4"><text:s text:c="4"/>Did you submit a final report? <text:s text:c="2"/><text:tab/>□ no <text:s text:c="3"/><text:tab/>□ yes</text:span></text:p>
      <text:p text:style-name="P5"/>
      <text:p text:style-name="P19"><text:span text:style-name="T4">Category of funding requested for this grant application: <text:s/></text:span><text:span text:style-name="T7"><text:s text:c="6"/></text:span><text:span text:style-name="T4">$500 </text:span><text:span text:style-name="T7"><text:s text:c="2"/></text:span><text:span text:style-name="T8">X</text:span><text:span text:style-name="T7"> <text:s text:c="2"/></text:span><text:span text:style-name="T4">$1000 </text:span><text:span text:style-name="T7"><text:s text:c="6"/></text:span><text:span text:style-name="T4"><text:s/>$2000</text:span></text:p>
      <text:p text:style-name="P6"/>
      <text:p text:style-name="P13"><text:span text:style-name="T4">Please submit one copy of your proposal to the Director of Faculty Development (Theresa Moore) via e-mail </text:span><text:a xlink:type="simple" xlink:href="mailto:trmoore@viterbo.edu"><text:span text:style-name="T4">trmoore@viterbo.edu</text:span></text:a><text:span text:style-name="T4"> and to each of the members of the Faculty Development Committee. The names of the committee members can be found at </text:span><text:a xlink:type="simple" xlink:href="http://www.viterbo.edu/facdevelop.aspx?id=1922"><text:span text:style-name="T4">http://www.viterbo.edu/facdevelop.aspx?id=1922</text:span></text:a><text:span text:style-name="T4">. <text:s/></text:span></text:p>
      <text:p text:style-name="P2"/>
      <text:p text:style-name="Standard"><text:span text:style-name="T4">Date proposal submitted:</text:span><text:span text:style-name="T7"> <text:s text:c="4"/></text:span><text:span text:style-name="T8">1/14/2009</text:span><text:span text:style-name="T7"> <text:s text:c="4"/><text:tab/> <text:s text:c="3"/></text:span><text:span text:style-name="T4"><text:s/>Date proposal received: </text:span><text:span text:style-name="T7"><text:tab/><text:tab/> <text:s/><text:tab/><text:tab/></text:span></text:p>
      <text:p text:style-name="P2"/>
      <text:p text:style-name="P38"><text:span text:style-name="T1">A requirement of funding is the submission of a final report summarizing the activity, which is due one month following completion of the activity. If your proposal is funded, your report would be due (please indicate). See last page for a suggested outline for the final repor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0pt" fo:language="en" fo:country="US" style:letter-kerning="true" style:font-size-asian="10pt" style:language-asian="en" style:country-asian="U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0pt" fo:language="en" fo:country="US" style:letter-kerning="tru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fo:font-size="12pt" style:font-size-asian="12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3" style:display-name="Heading 3" style:family="paragraph" style:parent-style-name="Standard" style:next-style-name="Text_20_body" style:class="text" style:default-outline-level="3">
      <style:paragraph-properties fo:margin-left="0in" fo:margin-right="0in" fo:text-align="end" style:justify-single-word="false" fo:text-indent="1.2in" style:auto-text-indent="false" fo:keep-with-next="always">
        <style:tab-stops>
          <style:tab-stop style:position="1.2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 style:position="10.5in"/>
          <style:tab-stop style:position="11in"/>
          <style:tab-stop style:position="11.5in"/>
          <style:tab-stop style:position="12in"/>
          <style:tab-stop style:position="12.5in"/>
          <style:tab-stop style:position="13in"/>
          <style:tab-stop style:position="13.5in"/>
          <style:tab-stop style:position="14in"/>
          <style:tab-stop style:position="14.5in"/>
          <style:tab-stop style:position="15in"/>
          <style:tab-stop style:position="15.5in"/>
          <style:tab-stop style:position="16in"/>
          <style:tab-stop style:position="16.5in"/>
          <style:tab-stop style:position="17in"/>
          <style:tab-stop style:position="17.5in"/>
          <style:tab-stop style:position="18in"/>
          <style:tab-stop style:position="18.5in"/>
          <style:tab-stop style:position="19in"/>
          <style:tab-stop style:position="19.5in"/>
        </style:tab-stops>
      </style:paragraph-properties>
      <style:text-properties fo:font-size="11pt" fo:font-weight="bold" style:font-size-asian="11pt" style:font-weight-asian="bold" style:font-size-complex="14pt"/>
    </style:style>
    <style:style style:name="Body_20_Text_20_Indent_20_2" style:display-name="Body Text Indent 2" style:family="paragraph" style:parent-style-name="Standard">
      <style:paragraph-properties fo:margin-left="0.25in" fo:margin-right="0in" fo:text-indent="-0.25in" style:auto-text-indent="false"/>
      <style:text-properties fo:font-size="11pt" style:font-size-asian="11pt"/>
    </style:style>
    <style:style style:name="Default_20_Paragraph_20_Font" style:display-name="Default Paragraph Font" style:family="text"/>
    <style:style style:name="DocumentMap" style:family="text"/>
    <style:style style:name="No_20_List" style:display-name="No Lis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llowedHyperlink" style:family="text" style:parent-style-name="Default_20_Paragraph_20_Font">
      <style:text-properties fo:color="#800080" style:text-underline-style="solid" style:text-underline-width="auto" style:text-underline-color="font-color"/>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1in" fo:margin-left="1in" fo:margin-right="0.9374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dc:creator>James Murray</dc:creator>
    <dc:date>2009-01-14T12:05:06</dc:date>
    <meta:editing-cycles>0</meta:editing-cycles>
    <meta:editing-duration>PT0S</meta:editing-duration>
    <meta:user-defined meta:name="Info 1"/>
    <meta:user-defined meta:name="Info 2"/>
    <meta:user-defined meta:name="Info 3"/>
    <meta:user-defined meta:name="Info 4"/>
    <meta:document-statistic meta:table-count="0" meta:image-count="0" meta:object-count="0" meta:page-count="1" meta:paragraph-count="20" meta:word-count="287" meta:character-count="2079"/>
  </office:meta>
</office:document-meta>
</file>